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80000001EB8F86F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ension concept</text:p>
      <text:p text:style-name="Standard"/>
      <text:p text:style-name="Standard"><draw:frame draw:style-name="fr1" draw:name="graphics1" text:anchor-type="paragraph" svg:width="7.0098in" svg:height="0.2791in" draw:z-index="0"><draw:image xlink:href="Pictures/10000201000003E80000001EB8F86FC2.png" xlink:type="simple" xlink:show="embed" xlink:actuate="onLoad"/></draw:frame></text:p>
      <text:p text:style-name="Standard">Overview: The best way I can think of this is as a hybrid between Yahoo Axis and StumbleUpon. Like Axis, the goal is to direct users to something they are actively searching for whereas StumbleUpon is a time killer. But similar to StumbleUpon, we will let users rank each page. </text:p>
      <text:p text:style-name="Standard"/>
      <text:list xml:id="list2002629300" text:style-name="L1">
        <text:list-item>
          <text:p text:style-name="P2">Ranking</text:p>
          <text:list>
            <text:list-item>
              <text:p text:style-name="P2">Not like/dislike. Asking how close current page is to what you are looking for NOW.</text:p>
            </text:list-item>
            <text:list-item>
              <text:p text:style-name="P2">Continuously selecting “warmer” takes you to similar</text:p>
            </text:list-item>
            <text:list-item>
              <text:p text:style-name="P2">“colder” takes you to less related</text:p>
            </text:list-item>
            <text:list-item>
              <text:p text:style-name="P2">As easy as liking cause you just click once </text:p>
            </text:list-item>
          </text:list>
        </text:list-item>
        <text:list-item>
          <text:p text:style-name="P2">Newsfeed</text:p>
          <text:list>
            <text:list-item>
              <text:p text:style-name="P2">Streaming so that you get comments by default.</text:p>
            </text:list-item>
            <text:list-item>
              <text:p text:style-name="P2">Take in FB/Twitter more organically.</text:p>
            </text:list-item>
            <text:list-item>
              <text:p text:style-name="P2">Initially only includes comments about specific site. Eventually will incorporate general newsfeed.</text:p>
            </text:list-item>
          </text:list>
        </text:list-item>
        <text:list-item>
          <text:p text:style-name="P2">Obstacles</text:p>
          <text:list>
            <text:list-item>
              <text:p text:style-name="P2">Recommendation system</text:p>
            </text:list-item>
            <text:list-item>
              <text:p text:style-name="P2">Eventually, will want to detect more information about the page being visited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li </meta:initial-creator>
    <meta:creation-date>2012-08-22T17:48:49</meta:creation-date>
    <dc:date>2012-08-22T18:27:40</dc:date>
    <dc:creator>pili </dc:creator>
    <meta:editing-duration>PT28M10S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1" meta:paragraph-count="14" meta:word-count="143" meta:character-count="824" meta:non-whitespace-character-count="705"/>
  </office:meta>
</office:document-meta>
</file>